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style:line-height-at-least="0.198in"/>
      <style:text-properties fo:color="#d4d4d4" style:font-name="Droid Sans Mono" fo:font-size="10.5pt" fo:font-weight="normal" fo:background-color="#1e1e1e"/>
    </style:style>
    <style:style style:name="P2" style:family="paragraph" style:parent-style-name="Standard">
      <style:paragraph-properties style:line-height-at-least="0.198in"/>
      <style:text-properties fo:color="#d7ba7d" style:font-name="Droid Sans Mono" fo:font-size="10.5pt" fo:font-weight="normal" fo:background-color="#1e1e1e"/>
    </style:style>
    <style:style style:name="P3" style:family="paragraph" style:parent-style-name="Standard">
      <style:paragraph-properties style:line-height-at-least="0.198in"/>
      <style:text-properties fo:color="#569cd6" style:font-name="Droid Sans Mono" fo:font-size="10.5pt" fo:font-weight="normal" fo:background-color="#1e1e1e"/>
    </style:style>
    <style:style style:name="P4" style:family="paragraph" style:parent-style-name="Standard">
      <style:paragraph-properties style:line-height-at-least="0.198in"/>
    </style:style>
    <style:style style:name="P5" style:family="paragraph" style:parent-style-name="Standard">
      <style:paragraph-properties fo:margin-top="0in" fo:margin-bottom="0.1965in" loext:contextual-spacing="false" style:line-height-at-least="0.198in"/>
      <style:text-properties fo:color="#d4d4d4" style:font-name="Droid Sans Mono" fo:font-size="10.5pt" fo:font-weight="normal" fo:background-color="#1e1e1e"/>
    </style:style>
    <style:style style:name="T1" style:family="text">
      <style:text-properties fo:color="#d7ba7d"/>
    </style:style>
    <style:style style:name="T2" style:family="text">
      <style:text-properties fo:color="#569cd6"/>
    </style:style>
    <style:style style:name="T3" style:family="text">
      <style:text-properties fo:color="#f44747"/>
    </style:style>
    <style:style style:name="T4" style:family="text">
      <style:text-properties fo:color="#9cdcf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text:p>
      <text:p text:style-name="P4"/>
      <text:p text:style-name="P2">$ cd Documents</text:p>
      <text:p text:style-name="P1"><text:span text:style-name="T1">$ mkdir </text:span><text:span text:style-name="T2">moringa-school-projects</text:span></text:p>
      <text:p text:style-name="P1"><text:span text:style-name="T1">$ cd </text:span><text:span text:style-name="T2">moringa-school-projects</text:span></text:p>
      <text:p text:style-name="P1"><text:span text:style-name="T1">Now we are located in our </text:span><text:span text:style-name="T2">moringa-school-projects</text:span><text:span text:style-name="T1"> directory, and we can add a new directory for this project. I am going to call this one </text:span><text:span text:style-name="T2">hello-world</text:span><text:span text:style-name="T1"> (and just a bit of computer programming history for you: it's traditional to write some form of hello world as the first program or example you write in a new language</text:span>)<text:span text:style-name="T1">.</text:span></text:p>
      <text:p text:style-name="P4"/>
      <text:p text:style-name="P1"><text:span text:style-name="T1">$ mkdir </text:span><text:span text:style-name="T2">hello-world</text:span></text:p>
      <text:p text:style-name="P1"><text:span text:style-name="T1">$ cd </text:span><text:span text:style-name="T2">hello-world</text:span></text:p>
      <text:p text:style-name="P1"><text:span text:style-name="T1">Now we are located inside of our new </text:span><text:span text:style-name="T2">hello-world</text:span><text:span text:style-name="T1"> directory, and we can turn it into a Git repository. We do this by initializing Git inside of the directory (make sure that you do this inside of the </text:span><text:span text:style-name="T2">hello-world</text:span><text:span text:style-name="T1"> directory! Remember, you can always see your location with $ pwd</text:span>)<text:span text:style-name="T1">:</text:span></text:p>
      <text:p text:style-name="P4"/>
      <text:p text:style-name="P2">$ git init</text:p>
      <text:p text:style-name="P1"><text:span text:style-name="T1">Initialized empty Git repository in</text:span> /<text:span text:style-name="T1">Documents</text:span>/<text:span text:style-name="T2">moringa-school-projects</text:span>/<text:span text:style-name="T2">hello-world</text:span>/<text:span text:style-name="T3">.git/</text:span></text:p>
      <text:p text:style-name="P1"><text:span text:style-name="T1">As the confirmation message reads, the Git repository has been initialized inside of a directory named .git. But when we try to list the contents of </text:span><text:span text:style-name="T2">hello-world</text:span>) <text:span text:style-name="T1">with $ ls, where is it?</text:span></text:p>
      <text:p text:style-name="P4"/>
      <text:p text:style-name="P2">Directories that being with . are hidden directories, which means that they do not show up with the $ ls command. To view hidden files, we need to use the -a option like this, which stands for "all":</text:p>
      <text:p text:style-name="P4"/>
      <text:p text:style-name="P2">$ ls -a</text:p>
      <text:p text:style-name="P2">.git</text:p>
      <text:p text:style-name="P2">There's our .git directory! Let's cd into it and see what's inside:</text:p>
      <text:p text:style-name="P4"/>
      <text:p text:style-name="P2">$ cd .git</text:p>
      <text:p text:style-name="P2">$ ls</text:p>
      <text:p text:style-name="P2">HEAD description info refs</text:p>
      <text:p text:style-name="P2">config hooks objects</text:p>
      <text:p text:style-name="P2">Now, we're never actually going to be touching any of these files. The .git directory is where all of the changes we make to our project will be tracked. Whenever we add, edit, or delete files, Git will be keeping track of those changes in here. This is actually why the .git directory is hidden in the first place - to prevent us from making any changes that could interfere with Git's job.</text:p>
      <text:p text:style-name="P4"/>
      <text:p text:style-name="P2">Let's navigate back up to our main project directory:</text:p>
      <text:p text:style-name="P4"/>
      <text:p text:style-name="P2">$ cd ..</text:p>
      <text:p text:style-name="P2">Now that we've set up our Git repository, we need to tell Git who is working on the project. If you are working solo, you can skip this step - you've already set the global user name and email for all projects on your computer.</text:p>
      <text:p text:style-name="P4"/>
      <text:p text:style-name="P2">Now our project is set up with a Git repository initialized. Let's start adding files to track!</text:p>
      <text:p text:style-name="P4"/>
      <text:p text:style-name="P1"><text:soft-page-break/><text:span text:style-name="T1">Create an empty file in the project directory named </text:span><text:span text:style-name="T2">hello-world</text:span><text:span text:style-name="T1">.html:</text:span></text:p>
      <text:p text:style-name="P4"/>
      <text:p text:style-name="P1"><text:span text:style-name="T1">$ touch </text:span><text:span text:style-name="T2">hello-world</text:span><text:span text:style-name="T1">.html</text:span></text:p>
      <text:p text:style-name="P2">Now open the project in Atom using the following command:</text:p>
      <text:p text:style-name="P4"/>
      <text:p text:style-name="P2">$ atom .</text:p>
      <text:p text:style-name="P2">The $ atom command tells the computer to open anything that follows it in Atom. The . means current directory, so the entire directory should open up in Atom.</text:p>
      <text:p text:style-name="P4"/>
      <text:p text:style-name="P1"><text:span text:style-name="T1">Let's add some text to </text:span><text:span text:style-name="T2">hello-world</text:span><text:span text:style-name="T1">.html:</text:span></text:p>
      <text:p text:style-name="P4"/>
      <text:p text:style-name="P1"><text:span text:style-name="T2">hello-world</text:span><text:span text:style-name="T1">.html</text:span></text:p>
      <text:p text:style-name="P4"/>
      <text:p text:style-name="P1"><text:span text:style-name="T1">&lt;h1</text:span>&gt;<text:span text:style-name="T1">Hello, world!&lt;</text:span>/<text:span text:style-name="T1">h1</text:span>&gt;</text:p>
      <text:p text:style-name="P2">Here's what this looks like in Atom:</text:p>
      <text:p text:style-name="P4"/>
      <text:p text:style-name="P2">Atom</text:p>
      <text:p text:style-name="P4"/>
      <text:p text:style-name="P1"><text:span text:style-name="T1">The little blue dot on the right of the page tab next to the file name (</text:span><text:span text:style-name="T2">hello-world</text:span><text:span text:style-name="T1">.html</text:span>) <text:span text:style-name="T1">means that the file has unsaved changes. Save the file with File </text:span>&gt;<text:span text:style-name="T1"> Save in the Atom menu bar.</text:span></text:p>
      <text:p text:style-name="P4"/>
      <text:p text:style-name="P2">We can see what Git is doing with our files with $ git status:</text:p>
      <text:p text:style-name="P4"/>
      <text:p text:style-name="P2">$ git status</text:p>
      <text:p text:style-name="P2">On branch master</text:p>
      <text:p text:style-name="P4"/>
      <text:p text:style-name="P2">Initial commit</text:p>
      <text:p text:style-name="P4"/>
      <text:p text:style-name="P2">Untracked files:</text:p>
      <text:p text:style-name="P1"><text:span text:style-name="T1">(use "git add &lt;file</text:span>&gt;<text:span text:style-name="T1">..</text:span><text:span text:style-name="T3">."</text:span><text:span text:style-name="T1"> to include in what will be committed</text:span>)</text:p>
      <text:p text:style-name="P4"/>
      <text:p text:style-name="P1"><text:span text:style-name="T2">hello-world</text:span><text:span text:style-name="T1">.html</text:span></text:p>
      <text:p text:style-name="P4"/>
      <text:p text:style-name="P1"><text:span text:style-name="T1">nothing added to commit but untracked files present (use "git add" to track</text:span>)</text:p>
      <text:p text:style-name="P1"><text:span text:style-name="T1">This is Git telling us, "I noticed that you added a file named </text:span><text:span text:style-name="T2">hello-world</text:span><text:span text:style-name="T1">.html, but unless you use git add, I am not going to do anything with it."</text:span></text:p>
      <text:p text:style-name="P4"/>
      <text:p text:style-name="P2">Before we use $ git add, let's quickly go over a concept that can be a little confusing when first learning git: the staging environment and how it relates to a commit.</text:p>
      <text:p text:style-name="P4"/>
      <text:p text:style-name="P2">To reiterate, a commit is a record of what files you have changed since the last time you made a commit. A commit is like a save point, and we want to make a commit when we've made a notable change or addition to a project. Commits narrate the development of a project and allow you to go back to the state of a project at any point.</text:p>
      <text:p text:style-name="P4"/>
      <text:p text:style-name="P2">So, how do you tell Git which files to put into a commit? This is where the staging environment comes in. As we just saw, when you make changes to a repo, Git notices that a file has changed but won't do anything with it.</text:p>
      <text:p text:style-name="P4"/>
      <text:p text:style-name="P1"><text:soft-page-break/><text:span text:style-name="T1">To add a file to a commit, we first need to add it to the staging environment. To do this, we can use the $ git add &lt;filename</text:span>&gt;<text:span text:style-name="T1"> command. Here is how we add </text:span><text:span text:style-name="T2">hello-world</text:span><text:span text:style-name="T1">.html:</text:span></text:p>
      <text:p text:style-name="P4"/>
      <text:p text:style-name="P1"><text:span text:style-name="T1">$ git add </text:span><text:span text:style-name="T2">hello-world</text:span><text:span text:style-name="T1">.html</text:span></text:p>
      <text:p text:style-name="P1"><text:span text:style-name="T1">Now when we run $ git status, we see that Git is tracking </text:span><text:span text:style-name="T2">hello-world</text:span><text:span text:style-name="T1">.html:</text:span></text:p>
      <text:p text:style-name="P4"/>
      <text:p text:style-name="P2">$ git status</text:p>
      <text:p text:style-name="P2">On branch master</text:p>
      <text:p text:style-name="P4"/>
      <text:p text:style-name="P2">Initial commit</text:p>
      <text:p text:style-name="P4"/>
      <text:p text:style-name="P2">Changes to be committed:</text:p>
      <text:p text:style-name="P1"><text:span text:style-name="T1">(use "git rm --cached &lt;file</text:span>&gt;<text:span text:style-name="T1">..</text:span><text:span text:style-name="T3">."</text:span><text:span text:style-name="T1"> to unstage</text:span>)</text:p>
      <text:p text:style-name="P4"/>
      <text:p text:style-name="P1"><text:span text:style-name="T1">new file: </text:span><text:span text:style-name="T2">hello-world</text:span><text:span text:style-name="T1">.html</text:span></text:p>
      <text:p text:style-name="P2">Once you've used the git add command to add all the files you want to the staging environment, you can then tell Git to package them into a commit using the git commit command. Let's do that now.</text:p>
      <text:p text:style-name="P4"/>
      <text:p text:style-name="P2">$ git commit -m "Add initial hello world page" </text:p>
      <text:p text:style-name="P1"><text:span text:style-name="T1">To make a commit, we use the git commit command followed by the -m option (for "message"</text:span>), <text:span text:style-name="T1">followed by a short message describing the commit.</text:span></text:p>
      <text:p text:style-name="P4"/>
      <text:p text:style-name="P1"><text:span text:style-name="T1">For consistency, commit messages should be in present tense and describe the change(s</text:span>) <text:span text:style-name="T1">made. As a rule of thumb, they should complete the phrase, "This commit will..</text:span><text:span text:style-name="T3">."</text:span><text:span text:style-name="T1">. So when we look back at our commit history, we know that this commit will "add initial hello world page".</text:span></text:p>
      <text:p text:style-name="P4"/>
      <text:p text:style-name="P2">We can look at our Git commit history with the git log command:</text:p>
      <text:p text:style-name="P4"/>
      <text:p text:style-name="P1"><text:span text:style-name="T1">$ git log commit de955b7ef50670e42d21f2366ea09cf517379475 Author: Albert Einstein &lt;einstein</text:span>@<text:span text:style-name="T1">email.com</text:span>&gt;<text:span text:style-name="T1"> Date: Tue May 23 16:50:58 2017 </text:span>+<text:span text:style-name="T1">0300 Add initial hello world page</text:span></text:p>
      <text:p text:style-name="P2">This command lists the commits made in a repository in reverse chronological order, so the most recent commits show up first. As we can see, this commit has been assigned a unique collection of numbers and letters, de955b7ef50670e42d21f2366ea09cf517379475. From now on, whenever we would like to return to this project exactly as it is right now, we will be able to return to this commit.</text:p>
      <text:p text:style-name="P4"/>
      <text:p text:style-name="P2">All right, let's add a short paragraph to our page to introduce ourselves:</text:p>
      <text:p text:style-name="P4"/>
      <text:p text:style-name="P1"><text:span text:style-name="T2">hello-world</text:span><text:span text:style-name="T1">.html</text:span></text:p>
      <text:p text:style-name="P4"/>
      <text:p text:style-name="P1"><text:span text:style-name="T1">&lt;h1</text:span>&gt;<text:span text:style-name="T1">Hello, world!&lt;</text:span>/<text:span text:style-name="T1">h1</text:span>&gt;</text:p>
      <text:p text:style-name="P1"><text:span text:style-name="T1">&lt;p</text:span>&gt;<text:span text:style-name="T1">Welcome to my first website! I am about to embark on the exciting journey of learning how to code. Won't you join me?&lt;</text:span>/<text:span text:style-name="T1">p</text:span>&gt;</text:p>
      <text:p text:style-name="P2">Let's check out our git status and see what it tells us:</text:p>
      <text:p text:style-name="P4"/>
      <text:p text:style-name="P2">$ git status</text:p>
      <text:p text:style-name="P2">On branch master</text:p>
      <text:p text:style-name="P2">Changes not staged for commit:</text:p>
      <text:p text:style-name="P1"><text:soft-page-break/><text:span text:style-name="T1">(use "git add &lt;file</text:span>&gt;<text:span text:style-name="T1">..</text:span><text:span text:style-name="T3">."</text:span><text:span text:style-name="T1"> to update what will be committed</text:span>)</text:p>
      <text:p text:style-name="P1">(<text:span text:style-name="T1">use "git checkout -- &lt;file</text:span>&gt;<text:span text:style-name="T1">..</text:span><text:span text:style-name="T3">."</text:span><text:span text:style-name="T1"> to discard changes in working directory</text:span>)</text:p>
      <text:p text:style-name="P4"/>
      <text:p text:style-name="P1"><text:span text:style-name="T1">modified: </text:span><text:span text:style-name="T2">hello-world</text:span><text:span text:style-name="T1">.html</text:span></text:p>
      <text:p text:style-name="P4"/>
      <text:p text:style-name="P1"><text:span text:style-name="T1">no changes added to commit (use "git add" and</text:span>/<text:span text:style-name="T1">or "git commit -a"</text:span>)</text:p>
      <text:p text:style-name="P1"><text:span text:style-name="T1">Git knows that </text:span><text:span text:style-name="T2">hello-world</text:span><text:span text:style-name="T1">.html has been modified, but the changes still need to be added to the staging environment and then committed. Let's do that now, using another option for git add:</text:span></text:p>
      <text:p text:style-name="P4"/>
      <text:p text:style-name="P2">$ git add .</text:p>
      <text:p text:style-name="P2">$ git commit -m "Add intro paragraph"</text:p>
      <text:p text:style-name="P1"><text:span text:style-name="T1">[master 6</text:span><text:span text:style-name="T4">ad09ba</text:span><text:span text:style-name="T1">] Add intro paragraph</text:span></text:p>
      <text:p text:style-name="P1"><text:span text:style-name="T1">1 file changed, 1 insertion(</text:span>+)</text:p>
      <text:p text:style-name="P1"><text:span text:style-name="T1">This time, we used $ git add . instead of $ git add </text:span><text:span text:style-name="T2">hello-world</text:span><text:span text:style-name="T1">.html. The . stands for the current directory (just like in the case of the command $ atom .</text:span>), <text:span text:style-name="T1">and $ git add . will add any changes in the directory that have not yet been added to the staging environment, so we can add multiple files at the same time.</text:span></text:p>
      <text:p text:style-name="P4"/>
      <text:p text:style-name="P2">Let's look at our project history now:</text:p>
      <text:p text:style-name="P4"/>
      <text:p text:style-name="P2">$ git log</text:p>
      <text:p text:style-name="P2">commit 6ad09ba06206efdf5be66c56b0e425ed56ac70d1</text:p>
      <text:p text:style-name="P1"><text:span text:style-name="T1">Author: Albert Einstein &lt;einstein</text:span>@<text:span text:style-name="T1">email.com</text:span>&gt;</text:p>
      <text:p text:style-name="P1"><text:span text:style-name="T1">Date: Tue May 23 17:26:22 2017 </text:span>+<text:span text:style-name="T1">0300 Add intro paragraph commit de955b7ef50670e42d21f2366ea09cf517379475 Author: Grace Hopper and James Bond &lt;grace</text:span>+<text:span text:style-name="T1">james</text:span>@&gt; <text:span text:style-name="T1">Date: Tue May 23 16:50:58 2017 </text:span>+<text:span text:style-name="T1">0300 Add initial hello world page</text:span></text:p>
      <text:p text:style-name="P2">Notice that the most recent commit is at the top. We can make this a little easier to read by adding the --oneline option like this:</text:p>
      <text:p text:style-name="P4"/>
      <text:p text:style-name="P2">$ git log --oneline</text:p>
      <text:p text:style-name="P2">6ad09ba Add intro paragraph</text:p>
      <text:p text:style-name="P2">de955b7 Add initial hello world page</text:p>
      <text:p text:style-name="P1"><text:span text:style-name="T1">The </text:span><text:span text:style-name="T2">seven-character</text:span><text:span text:style-name="T1"> string before each message is also a unique identifier for the commit and can be used in the same way (we will see how in an upcoming lesson</text:span>)<text:span text:style-name="T1">.</text:span></text:p>
      <text:p text:style-name="P4"/>
      <text:p text:style-name="P2">This may seem like a lot of work for such minor changes on a single web page, but as we start building more projects - and more complex projects - we will see just how useful it is to track changes to our code this way.</text:p>
      <text:p text:style-name="P4"/>
      <text:p text:style-name="P2">Remote repositories on GitHub</text:p>
      <text:p text:style-name="P1"><text:span text:style-name="T1">So far, our code only exists on the machines where they were written. We have been tracking our changes in a local Git repository, which is the .git directory we've seen. However, it would be good to have a copy of our work backed up online, especially when our projects grow in size and have </text:span><text:span text:style-name="T2">real-world</text:span><text:span text:style-name="T1"> implications. More importantly, we will need some way of collaborating with others on our work. When we want to push our work to the world, we will push it to a remote repository on GitHub. In this lesson, we will explore GitHub and how to use it.</text:span></text:p>
      <text:p text:style-name="P4"/>
      <text:p text:style-name="P1"><text:span text:style-name="T1">What do we mean when we say local and remote? When we work on a repository that we can only access from the computer on which it is saved, we call this a local repository. All </text:span><text:soft-page-break/><text:span text:style-name="T1">the code we have written so far has been written locally. If we want to work on the project from another device, we won't be able to access it. A remote repository, on the other hand, is a repository that is saved in a location outside of the computer where it was created, but still accessible by that computer (and other computers as well</text:span>)<text:span text:style-name="T1">. At Moringa School, we will generally be saving our work to remote repositories.</text:span></text:p>
      <text:p text:style-name="P4"/>
      <text:p text:style-name="P2">Let's start by pushing our local repository to a remote repository on GitHub.</text:p>
      <text:p text:style-name="P4"/>
      <text:p text:style-name="P2">The first thing we need to do is create the remote repository on GitHub. Each partner needs to create a repository on their own GitHub account. Both remote repositories will link to the same local repository, but this will give each of you a personal record of the project.</text:p>
      <text:p text:style-name="P4"/>
      <text:p text:style-name="P1"><text:span text:style-name="T1">Once you're logged in, click the New Repository button, which will take you to the Create New Repository page (Links to an external site.</text:span>)<text:span text:style-name="T1">Links to an external site..</text:span></text:p>
      <text:p text:style-name="P4"/>
      <text:p text:style-name="P2">MP-W1D1-03-new_repo_screen-1.png</text:p>
      <text:p text:style-name="P4"/>
      <text:p text:style-name="P2">Let's go over the options on this page.</text:p>
      <text:p text:style-name="P4"/>
      <text:p text:style-name="P1"><text:span text:style-name="T1">The text box under Repository Name is where we enter the name of the repository. You can name it anything you'd like, but give it a name that helps you identify the repository. It makes sense to give it the same name as the project folder for your local repository. For this project, let's use "</text:span><text:span text:style-name="T2">hello-world</text:span><text:span text:style-name="T1">".</text:span></text:p>
      <text:p text:style-name="P4"/>
      <text:p text:style-name="P2">Underneath the repository name, you can enter a description. The description is optional, but it can be helpful for others and your future self to have a quick reference for the description of the repository content.</text:p>
      <text:p text:style-name="P4"/>
      <text:p text:style-name="P2">You have the option to make a repository public or private. Because we're using free GitHub accounts, we can only select the Public option. As the page notes, anyone can see a public repository, but you can choose who has permission to contribute to it.</text:p>
      <text:p text:style-name="P4"/>
      <text:p text:style-name="P2">The last option asks whether you would like to initialize the project with a README. A README file contains information about the contents of the repository - stuff like the authors, description, setup instructions, and licensing information. Do not select this box. We will explore README files in an upcoming lesson.</text:p>
      <text:p text:style-name="P4"/>
      <text:p text:style-name="P2">With the repository name and description set, click the Create Repository button. You will be taken to a page that looks like this:</text:p>
      <text:p text:style-name="P4"/>
      <text:p text:style-name="P2">MP-W1D1-04-empty_repo.png</text:p>
      <text:p text:style-name="P4"/>
      <text:p text:style-name="P1"><text:span text:style-name="T1">With this empty repository in place, we can push our </text:span><text:span text:style-name="T2">locally-stored</text:span><text:span text:style-name="T1"> code to the new remote location.</text:span></text:p>
      <text:p text:style-name="P4"/>
      <text:p text:style-name="P2">First, we need to tell our local repository that a remote repository even exists somewhere online. We do this by adding it to Git's record. Just like Git wouldn't do anything with our files until we used git add, it won't acknowledge our remote repository yet, either.</text:p>
      <text:p text:style-name="P4"/>
      <text:p text:style-name="P2"><text:soft-page-break/>To tell the repository about the remote location, we use the git remote add command like this:</text:p>
      <text:p text:style-name="P4"/>
      <text:p text:style-name="P1"><text:span text:style-name="T1">$ git remote add origin https:</text:span>//<text:span text:style-name="T1">github.com</text:span>/<text:span text:style-name="T1">moringaschool</text:span>/<text:span text:style-name="T2">hello-world</text:span><text:span text:style-name="T1">.git</text:span></text:p>
      <text:p text:style-name="P2">The git remote add command takes two arguments:</text:p>
      <text:p text:style-name="P4"/>
      <text:p text:style-name="P2">The remote name, for example origin</text:p>
      <text:p text:style-name="P2">The remote name can be anything - it's a nickname for the remote repository at the URL provided. By convention, the default name for the remote repository is named "origin", so we gave it that name here. However, you can give the remote any name you want, as well as work with multiple remotes.</text:p>
      <text:p text:style-name="P1"><text:span text:style-name="T1">The remote location or URL, for example https:</text:span>//<text:span text:style-name="T1">github.com</text:span>/<text:span text:style-name="T1">moringaschool</text:span>/<text:span text:style-name="T2">hello-world</text:span><text:span text:style-name="T1">.git</text:span></text:p>
      <text:p text:style-name="P2">This is the URL found in the Quick setup box at the top of the empty repository page</text:p>
      <text:p text:style-name="P1"><text:span text:style-name="T1">Please note that your command should include your repository info. Our URL is https:</text:span>//<text:span text:style-name="T1">github.com</text:span>/<text:span text:style-name="T1">moringaschool</text:span>/<text:span text:style-name="T2">hello-world</text:span><text:span text:style-name="T1">.git in this example, but you want to replace this with your own URL.</text:span></text:p>
      <text:p text:style-name="P4"/>
      <text:p text:style-name="P2">Now Git knows that there is a remote repository, and it's where you want your local repository changes to go. To confirm that Git has done this successfully, run this command:</text:p>
      <text:p text:style-name="P4"/>
      <text:p text:style-name="P2">$ git remote -v</text:p>
      <text:p text:style-name="P2">The response looks something like this:</text:p>
      <text:p text:style-name="P4"/>
      <text:p text:style-name="P1"><text:span text:style-name="T1">origin https:</text:span>//<text:span text:style-name="T1">github.com</text:span>/<text:span text:style-name="T1">moringaschool</text:span>/<text:span text:style-name="T2">hello-world</text:span><text:span text:style-name="T1">.git (fetch</text:span>)</text:p>
      <text:p text:style-name="P1"><text:span text:style-name="T1">origin https:</text:span>//<text:span text:style-name="T1">github.com</text:span>/<text:span text:style-name="T1">moringaschool</text:span>/<text:span text:style-name="T2">hello-world</text:span><text:span text:style-name="T1">.git (push</text:span>)</text:p>
      <text:p text:style-name="P2">The -v option will give you a list of all of the remote repositories that your local repository knows about. There's one repository and it’s listed twice, which means it is available to push information to and to fetch information from. If both you and your partner have added remote repositories, then both repositories should be listed.</text:p>
      <text:p text:style-name="P4"/>
      <text:p text:style-name="P2">We are finally ready to push our code from local to remote. In other words, we will be copying it from our machine to the location on GitHub. To do this, we will use the git push command:</text:p>
      <text:p text:style-name="P4"/>
      <text:p text:style-name="P2">$ git push origin master</text:p>
      <text:p text:style-name="P2">The git push command takes two arguments.</text:p>
      <text:p text:style-name="P4"/>
      <text:p text:style-name="P2">First, we provide the name of the remote repository location. In this example, we wanted to push to the remote repository we just created, so we can use the nickname origin that we created.</text:p>
      <text:p text:style-name="P1"><text:span text:style-name="T1">Second, we provide the name of the version of the code (also known as a branch, which we will learn more about in an upcoming lesson</text:span>) <text:span text:style-name="T1">we are pushing. As we start building more complex projects, we will have multiple versions of code at various stages of development on a single, local device. At the moment, we only have one branch, the "master" branch. master is the name given to this branch by Git, and the master is always considered the master copy.</text:span></text:p>
      <text:p text:style-name="P2">When you push to GitHub on a computer where the user has not been set globally, the terminal will prompt you to enter your GitHub login information. This is GitHub protecting your account - only the owner of a repository is allowed to push to it. Once you have entered your login information, the terminal will give you some feedback that it is pushing your code to the remote repository. Go ahead and refresh the repository's page on GitHub, <text:soft-page-break/>and you can see the file structure of the project, and the same commits that we saw in the terminal.</text:p>
      <text:p text:style-name="P4"/>
      <text:p text:style-name="P2">Cloning from GitHub</text:p>
      <text:p text:style-name="P2">All right, we've pushed code from our personal machine up to GitHub. But as we mentioned before, one of the big advantages to using a service like GitHub is how it lets us collaborate with others on the same code. This requires copying the code from the remote repository into a local repository, a process called cloning.</text:p>
      <text:p text:style-name="P4"/>
      <text:p text:style-name="P1"><text:span text:style-name="T1">To practice this, first, we need to remove the local repository from our personal computers. If you are in the </text:span><text:span text:style-name="T2">hello-world</text:span><text:span text:style-name="T1"> directory (check with pwd</text:span>)<text:span text:style-name="T1">:</text:span></text:p>
      <text:p text:style-name="P4"/>
      <text:p text:style-name="P2">$ pwd</text:p>
      <text:p text:style-name="P1"><text:span text:style-name="T1">Documents</text:span>/<text:span text:style-name="T2">moringa-school-projects</text:span>/<text:span text:style-name="T2">hello-world</text:span></text:p>
      <text:p text:style-name="P2">Move up one directory with $ cd .. and remove the folder:</text:p>
      <text:p text:style-name="P4"/>
      <text:p text:style-name="P2">$ cd ..</text:p>
      <text:p text:style-name="P1"><text:span text:style-name="T1">$ rm -rf </text:span><text:span text:style-name="T2">hello-world</text:span></text:p>
      <text:p text:style-name="P1"><text:span text:style-name="T1">Now the folder is gone, and we can clone our remote repository back onto our computers. On the main GitHub page for the repository, find the button that says Clone or download. A dialog box opens containing the URL for the repository. This is the same URL as the one we used for the remote. Copy the URL (either select the text and copy it manually, or click on the clipboard button next to the URL</text:span>), <text:span text:style-name="T1">and we will clone the repository using the git clone command in the terminal:</text:span></text:p>
      <text:p text:style-name="P4"/>
      <text:p text:style-name="P1"><text:span text:style-name="T1">$ git clone https:</text:span>//<text:span text:style-name="T1">github.com</text:span>/<text:span text:style-name="T1">moringaschool</text:span>/<text:span text:style-name="T2">hello-world</text:span><text:span text:style-name="T1">.git</text:span></text:p>
      <text:p text:style-name="P1"><text:span text:style-name="T1">The terminal will print some feedback that it has successfully cloned the repository. Go ahead and list the contents of the folder and see that we now have a </text:span><text:span text:style-name="T2">hello-world</text:span><text:span text:style-name="T1"> directory:</text:span></text:p>
      <text:p text:style-name="P4"/>
      <text:p text:style-name="P2">$ ls</text:p>
      <text:p text:style-name="P3">hello-world</text:p>
      <text:p text:style-name="P1"><text:span text:style-name="T1">If we navigate into </text:span><text:span text:style-name="T2">hello-world</text:span><text:span text:style-name="T1"> and run git log, we can see that our previous commits are still part of this repository.</text:span></text:p>
      <text:p text:style-name="P4"/>
      <text:p text:style-name="P2">Take a look at the Git remotes for the repository:</text:p>
      <text:p text:style-name="P4"/>
      <text:p text:style-name="P2">$ git remote -v</text:p>
      <text:p text:style-name="P1"><text:span text:style-name="T1">origin https:</text:span>//<text:span text:style-name="T1">github.com</text:span>/<text:span text:style-name="T1">moringaschool</text:span>/<text:span text:style-name="T2">hello-world</text:span><text:span text:style-name="T1">.git (fetch</text:span>)</text:p>
      <text:p text:style-name="P1"><text:span text:style-name="T1">origin https:</text:span>//<text:span text:style-name="T1">github.com</text:span>/<text:span text:style-name="T1">moringaschool</text:span>/<text:span text:style-name="T2">hello-world</text:span><text:span text:style-name="T1">.git (push</text:span>)</text:p>
      <text:p text:style-name="P2">We see that the remote repository is automatically linked, and by default, it has the name origin. If we make changes to our local repository and want to push those to GitHub, we will use the origin remote nickname, like this:</text:p>
      <text:p text:style-name="P4"/>
      <text:p text:style-name="P2">$ git push origin master</text:p>
      <text:p text:style-name="P1"><text:span text:style-name="T1">One more (important</text:span>) <text:span text:style-name="T1">thing about Git repositories. Make sure that you never create or clone a repository inside of an existing repository. This creates something called a submodule, which has an icon like the one here for </text:span><text:span text:style-name="T2">wild-beasts</text:span><text:span text:style-name="T1"> on GitHub:</text:span></text:p>
      <text:p text:style-name="P5"><text:line-break/></text:p>
      <text:p text:style-name="P2"><text:soft-page-break/>There are cases when you would want to do this, but for our purposes, it will only interfere with our Git process.</text:p>
      <text:p text:style-name="P4"/>
      <text:p text:style-name="P2">All right! We've just covered a lot of ground here! Don't worry about memorizing everything that we did here, and use the cheat sheet for reference when using Git in your daily workflow. It's okay if everything isn't making perfect sense right now - we will be using Git every day while at Moringa School, and like anything else, it will become more natural with practic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6T20:50:25.915379749</meta:creation-date>
    <dc:date>2019-02-26T20:54:27.017257501</dc:date>
    <meta:editing-duration>PT4M1S</meta:editing-duration>
    <meta:editing-cycles>2</meta:editing-cycles>
    <meta:generator>LibreOffice/5.1.6.2$Linux_X86_64 LibreOffice_project/10m0$Build-2</meta:generator>
    <meta:document-statistic meta:table-count="0" meta:image-count="0" meta:object-count="0" meta:page-count="8" meta:paragraph-count="151" meta:word-count="2941" meta:character-count="16753" meta:non-whitespace-character-count="13963"/>
  </office:meta>
</office:document-meta>
</file>